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erial Icons Extended" svg:font-family="'Material Icons Extended'"/>
    <style:font-face style:name="Roboto Mono" svg:font-family="'Roboto Mono', monospace"/>
    <style:font-face style:name="Roboto" svg:font-family="Roboto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Gargi" officeooo:rsid="000e0ce2" officeooo:paragraph-rsid="000e0ce2"/>
    </style:style>
    <style:style style:name="P2" style:family="paragraph" style:parent-style-name="Standard">
      <style:text-properties officeooo:paragraph-rsid="000f89d8"/>
    </style:style>
    <style:style style:name="P3" style:family="paragraph" style:parent-style-name="Text_20_body">
      <style:paragraph-properties fo:line-height="100%"/>
      <style:text-properties fo:font-variant="normal" fo:text-transform="none" style:font-name="Material Icons Extended" fo:font-size="18pt" fo:letter-spacing="normal" fo:font-style="normal" fo:font-weight="normal"/>
    </style:style>
    <style:style style:name="P4" style:family="paragraph" style:parent-style-name="Text_20_body">
      <style:text-properties fo:font-variant="normal" fo:text-transform="none" style:font-name="Roboto" fo:font-size="10.5pt" fo:letter-spacing="normal" fo:font-style="normal" fo:font-weight="normal" officeooo:paragraph-rsid="000f89d8"/>
    </style:style>
    <style:style style:name="P5" style:family="paragraph" style:parent-style-name="Text_20_body">
      <style:paragraph-properties fo:margin-left="0cm" fo:margin-right="0cm" fo:margin-top="0cm" fo:margin-bottom="0.247cm" loext:contextual-spacing="false" style:line-height-at-least="0.529cm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style:line-height-at-least="0.529cm" fo:text-indent="0cm" style:auto-text-indent="false"/>
      <style:text-properties fo:color="#37474f" fo:font-size="10.5pt" fo:letter-spacing="normal" fo:background-color="#eeeeee" loext:padding="0cm" loext:border="none"/>
    </style:style>
    <style:style style:name="P7" style:family="paragraph" style:parent-style-name="Text_20_body">
      <style:paragraph-properties fo:margin-left="0cm" fo:margin-right="0cm" fo:margin-top="0.423cm" fo:margin-bottom="0.212cm" loext:contextual-spacing="false" style:line-height-at-least="0.529cm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.423cm" fo:margin-bottom="0.212cm" loext:contextual-spacing="false" style:line-height-at-least="0.529cm" fo:orphans="2" fo:widows="2" fo:text-indent="0cm" style:auto-text-indent="false"/>
      <style:text-properties officeooo:rsid="000f89d8" officeooo:paragraph-rsid="000f89d8"/>
    </style:style>
    <style:style style:name="P9" style:family="paragraph" style:parent-style-name="Text_20_body">
      <style:paragraph-properties fo:margin-left="0cm" fo:margin-right="0cm" fo:margin-top="0.423cm" fo:margin-bottom="0.212cm" loext:contextual-spacing="false" style:line-height-at-least="0.529cm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f89d8" officeooo:paragraph-rsid="000f89d8"/>
    </style:style>
    <style:style style:name="P10" style:family="paragraph" style:parent-style-name="Preformatted_20_Text">
      <style:paragraph-properties fo:margin-left="0cm" fo:margin-right="0cm" fo:margin-top="0.423cm" fo:margin-bottom="0.212cm" loext:contextual-spacing="false" style:line-height-at-least="0.529cm" fo:orphans="2" fo:widows="2" fo:text-indent="0cm" style:auto-text-indent="false"/>
      <style:text-properties fo:font-variant="normal" fo:text-transform="none" style:font-name="Roboto Mono" fo:font-size="10.5pt" fo:letter-spacing="normal" fo:font-style="normal" fo:font-weight="normal" officeooo:rsid="000f89d8" officeooo:paragraph-rsid="000f89d8"/>
    </style:style>
    <style:style style:name="P11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style:font-name="Roboto Mono" fo:font-size="10.5pt" fo:letter-spacing="normal" fo:font-style="normal" fo:font-weight="normal"/>
    </style:style>
    <style:style style:name="P1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letter-spacing="normal"/>
    </style:style>
    <style:style style:name="T1" style:family="text">
      <style:text-properties fo:font-variant="normal" fo:text-transform="none" fo:color="#d81b60" style:font-name="Roboto Mono" fo:font-size="10.5pt" fo:letter-spacing="normal" fo:font-style="normal" fo:font-weight="normal"/>
    </style:style>
    <style:style style:name="T2" style:family="text">
      <style:text-properties fo:font-variant="normal" fo:text-transform="none" fo:color="#d81b60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Roboto Mono" fo:font-size="10.5pt" fo:letter-spacing="normal" fo:font-style="normal" fo:font-weight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1a73e8" style:font-name="Roboto Mono" fo:font-size="10.5pt" fo:letter-spacing="normal" fo:font-style="normal" fo:font-weight="normal"/>
    </style:style>
    <style:style style:name="T6" style:family="text">
      <style:text-properties fo:font-variant="normal" fo:text-transform="none" fo:color="#1a73e8" style:font-name="Roboto Mono" fo:font-size="10.5pt" fo:letter-spacing="normal" fo:font-style="normal" fo:font-weight="normal" officeooo:rsid="000f89d8"/>
    </style:style>
    <style:style style:name="T7" style:family="text">
      <style:text-properties fo:font-variant="normal" fo:text-transform="none" fo:color="#8e24aa" style:font-name="Roboto Mono" fo:font-size="10.5pt" fo:letter-spacing="normal" fo:font-style="normal" fo:font-weight="normal"/>
    </style:style>
    <style:style style:name="T8" style:family="text">
      <style:text-properties fo:font-variant="normal" fo:text-transform="none" fo:color="#666600" style:font-name="Roboto Mono" fo:font-size="10.5pt" fo:letter-spacing="normal" fo:font-style="normal" fo:font-weight="normal"/>
    </style:style>
    <style:style style:name="T9" style:family="text">
      <style:text-properties fo:font-variant="normal" fo:text-transform="none" fo:color="#1e8e3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fo:color="#37474f" style:font-name="Roboto Mono" fo:font-size="10.5pt" fo:letter-spacing="normal" fo:font-style="normal" fo:font-weight="normal"/>
    </style:style>
    <style:style style:name="T11" style:family="text">
      <style:text-properties fo:font-variant="normal" fo:text-transform="none" style:font-name="Roboto" fo:font-size="10.5pt" fo:letter-spacing="normal" fo:font-style="normal" fo:font-weight="normal"/>
    </style:style>
    <style:style style:name="T12" style:family="text">
      <style:text-properties fo:font-variant="normal" fo:text-transform="none" style:font-name="Roboto" fo:font-size="10.5pt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style:font-name="Roboto" fo:font-size="9.75pt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style:font-name="Roboto" fo:font-size="9.75pt" fo:letter-spacing="normal" fo:font-style="normal" fo:font-weight="normal"/>
    </style:style>
    <style:style style:name="T15" style:family="text">
      <style:text-properties style:font-name="Roboto Mono" fo:font-size="10.5pt" fo:font-style="normal" fo:font-weight="normal"/>
    </style:style>
    <style:style style:name="T16" style:family="text">
      <style:text-properties style:font-name="Roboto Mono" fo:font-size="10.5pt" fo:font-style="normal" fo:font-weight="bold"/>
    </style:style>
    <style:style style:name="T17" style:family="text">
      <style:text-properties fo:color="#1a73e8" style:font-name="Roboto Mono" officeooo:rsid="000f89d8"/>
    </style:style>
    <style:style style:name="T18" style:family="text">
      <style:text-properties style:font-name="Roboto" fo:font-size="9.75pt" style:text-underline-style="solid" style:text-underline-width="auto" style:text-underline-color="font-color"/>
    </style:style>
    <style:style style:name="T19" style:family="text">
      <style:text-properties fo:font-size="9.75pt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line-break/></text:span><text:span text:style-name="T2">Copy and paste these scripts into the bottom of your </text:span><text:span text:style-name="Source_20_Text"><text:span text:style-name="T10">&lt;body&gt;</text:span></text:span><text:span text:style-name="T1"> </text:span><text:span text:style-name="T2">tag, but before you use any Firebase services:</text:span></text:p>
      <text:p text:style-name="P1"><text:span text:style-name="T1"/></text:p>
      <text:p text:style-name="P1"><text:span text:style-name="T1"/></text:p>
      <text:p text:style-name="P1"><text:span text:style-name="T1">&lt;!-- The core Firebase JS SDK is always required and must be listed first --&gt;</text:span><text:span text:style-name="T3"><text:line-break/></text:span><text:span text:style-name="T5">&lt;script</text:span><text:span text:style-name="T4"> </text:span><text:span text:style-name="T7">src</text:span><text:span text:style-name="T8">=</text:span><text:span text:style-name="T9">"/__/firebase/7.15.5/firebase-app.js"</text:span><text:span text:style-name="T5">&gt;&lt;/script&gt;</text:span><text:span text:style-name="T3"><text:line-break/><text:line-break/></text:span><text:span text:style-name="T1">&lt;!-- TODO: Add SDKs for Firebase products that you want to use<text:line-break/>     https://firebase.google.com/docs/web/setup#available-libraries --&gt;</text:span><text:span text:style-name="T3"><text:line-break/><text:line-break/></text:span><text:span text:style-name="T1">&lt;!-- Initialize Firebase --&gt;</text:span><text:span text:style-name="T3"><text:line-break/></text:span><text:span text:style-name="T5">&lt;script</text:span><text:span text:style-name="T4"> </text:span><text:span text:style-name="T7">src</text:span><text:span text:style-name="T8">=</text:span><text:span text:style-name="T9">"/__/firebase/init.js"</text:span><text:span text:style-name="T5">&gt;&lt;/script&gt;</text:span></text:p>
      <text:p text:style-name="P1"><text:span text:style-name="T5"/></text:p>
      <text:p text:style-name="P1"><text:span text:style-name="T5"/></text:p>
      <text:p text:style-name="P2"><text:span text:style-name="T6">3. <text:line-break/>To host your site with Firebase Hosting, you need the Firebase CLI (a command line tool).</text:span></text:p>
      <text:p text:style-name="P5"><text:span text:style-name="T11">Run the following </text:span><text:a xlink:type="simple" xlink:href="https://www.npmjs.com/" office:target-frame-name="_blank" xlink:show="new" text:style-name="Internet_20_link" text:visited-style-name="Visited_20_Internet_20_Link"><text:span text:style-name="T12">npm</text:span></text:a><text:span text:style-name="T11"> command to install the CLI or update to the latest CLI version.</text:span></text:p>
      <text:p text:style-name="P6">npm install -g firebase-tools</text:p>
      <text:p text:style-name="P7"><text:span text:style-name="T14">Doesn't work? Take a look at the </text:span><text:a xlink:type="simple" xlink:href="https://firebase.google.com/docs/cli/?authuser=0" office:target-frame-name="_blank" xlink:show="new" text:style-name="Internet_20_link" text:visited-style-name="Visited_20_Internet_20_Link"><text:span text:style-name="T13">Firebase CLI reference</text:span></text:a><text:span text:style-name="T14"> or change your </text:span><text:a xlink:type="simple" xlink:href="https://docs.npmjs.com/getting-started/fixing-npm-permissions" office:target-frame-name="_blank" xlink:show="new" text:style-name="Internet_20_link" text:visited-style-name="Visited_20_Internet_20_Link"><text:span text:style-name="T13">npm permissions</text:span></text:a></text:p>
      <text:p text:style-name="P4"><text:span text:style-name="T17"><text:line-break/>To host your site with Firebase Hosting, you need the Firebase CLI (a command line tool).</text:span></text:p>
      <text:p text:style-name="P5"><text:span text:style-name="T11">Run the following </text:span><text:a xlink:type="simple" xlink:href="https://www.npmjs.com/" office:target-frame-name="_blank" xlink:show="new" text:style-name="Internet_20_link" text:visited-style-name="Visited_20_Internet_20_Link"><text:span text:style-name="T12">npm</text:span></text:a><text:span text:style-name="T11"> command to install the CLI or update to the latest CLI version.</text:span></text:p>
      <text:p text:style-name="P6">npm install -g firebase-tools</text:p>
      <text:p text:style-name="P7"><text:span text:style-name="T14">Doesn't work? Take a look at the </text:span><text:a xlink:type="simple" xlink:href="https://firebase.google.com/docs/cli/?authuser=0" office:target-frame-name="_blank" xlink:show="new" text:style-name="Internet_20_link" text:visited-style-name="Visited_20_Internet_20_Link"><text:span text:style-name="T13">Firebase CLI reference</text:span></text:a><text:span text:style-name="T14"> or change your </text:span><text:a xlink:type="simple" xlink:href="https://docs.npmjs.com/getting-started/fixing-npm-permissions" office:target-frame-name="_blank" xlink:show="new" text:style-name="Internet_20_link" text:visited-style-name="Visited_20_Internet_20_Link"><text:span text:style-name="T13">npm permissions</text:span></text:a><text:span text:style-name="T13">.</text:span></text:p>
      <text:p text:style-name="P7"><text:span text:style-name="T13"/></text:p>
      <text:p text:style-name="P10"><text:span text:style-name="T18">rules_version = '2';</text:span></text:p>
      <text:p text:style-name="P11">service cloud.firestore {</text:p>
      <text:p text:style-name="P12"><text:s text:c="2"/><text:span text:style-name="T15">match /databases/{database}/documents {</text:span></text:p>
      <text:p text:style-name="P12"><text:s text:c="4"/><text:span text:style-name="T15">match /{document=**} {</text:span></text:p>
      <text:p text:style-name="P12"><text:s text:c="6"/><text:span text:style-name="T16">allow read, write: if false;</text:span></text:p>
      <text:p text:style-name="P12"><text:s text:c="4"/><text:span text:style-name="T15">}</text:span></text:p>
      <text:p text:style-name="P12"><text:s text:c="2"/><text:span text:style-name="T15">}</text:span></text:p>
      <text:p text:style-name="P11">}</text:p>
      <text:p text:style-name="P8"><text:span text:style-name="T13"/></text:p>
      <text:p text:style-name="P2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erial Icons Extended" svg:font-family="'Material Icons Extended'"/>
    <style:font-face style:name="Roboto Mono" svg:font-family="'Roboto Mono', monospace"/>
    <style:font-face style:name="Roboto" svg:font-family="Roboto, 'Helvetica Neue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Gargi" svg:font-family="Garg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7:29:59.746010917</meta:creation-date>
    <meta:editing-duration>PT51M36S</meta:editing-duration>
    <meta:editing-cycles>2</meta:editing-cycles>
    <meta:generator>LibreOffice/6.0.7.3$Linux_X86_64 LibreOffice_project/00m0$Build-3</meta:generator>
    <dc:date>2020-07-06T08:31:42.760968855</dc:date>
    <meta:document-statistic meta:table-count="0" meta:image-count="0" meta:object-count="0" meta:page-count="1" meta:paragraph-count="18" meta:word-count="182" meta:character-count="1194" meta:non-whitespace-character-count="1005"/>
  </office:meta>
</office:document-meta>
</file>